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margin-left="0.635cm" fo:margin-right="0cm" fo:text-align="center" style:justify-single-word="false" fo:text-indent="0cm" style:auto-text-indent="false" style:writing-mode="lr-tb"/>
      <style:text-properties fo:color="#b71c1c" loext:opacity="100%" fo:font-size="22pt" fo:font-weight="bold" officeooo:paragraph-rsid="00034dbf" style:font-size-asian="22pt" style:font-weight-asian="bold" style:font-size-complex="22pt" style:font-weight-complex="bold"/>
    </style:style>
    <style:style style:name="P2" style:family="paragraph" style:parent-style-name="Default">
      <style:paragraph-properties fo:margin-left="0.635cm" fo:margin-right="0cm" fo:text-align="left" style:justify-single-word="false" fo:text-indent="0cm" style:auto-text-indent="false" style:writing-mode="lr-tb"/>
      <style:text-properties fo:color="#b71c1c" loext:opacity="100%" fo:font-size="22pt" fo:font-weight="bold" officeooo:rsid="00034dbf" officeooo:paragraph-rsid="00034dbf" style:font-size-asian="22pt" style:font-weight-asian="bold" style:font-size-complex="22pt" style:font-weight-complex="bold"/>
    </style:style>
    <style:style style:name="P3" style:family="paragraph" style:parent-style-name="Default">
      <style:paragraph-properties fo:margin-left="0.635cm" fo:margin-right="0cm" fo:text-align="left" style:justify-single-word="false" fo:text-indent="0cm" style:auto-text-indent="false" style:writing-mode="lr-tb"/>
      <style:text-properties fo:color="#000000" loext:opacity="100%" fo:font-size="20pt" style:text-underline-style="none" fo:font-weight="bold" officeooo:rsid="00034dbf" officeooo:paragraph-rsid="00034dbf" style:font-size-asian="20pt" style:font-weight-asian="bold" style:font-size-complex="20pt" style:font-weight-complex="bold"/>
    </style:style>
    <style:style style:name="P4" style:family="paragraph" style:parent-style-name="Default">
      <style:paragraph-properties fo:margin-left="0.635cm" fo:margin-right="0cm" fo:text-align="left" style:justify-single-word="false" fo:text-indent="0cm" style:auto-text-indent="false" style:writing-mode="lr-tb"/>
      <style:text-properties fo:color="#b71c1c" loext:opacity="100%" fo:font-size="22pt" fo:font-weight="bold" officeooo:rsid="00034dbf" officeooo:paragraph-rsid="000494d8" style:font-size-asian="22pt" style:font-weight-asian="bold" style:font-size-complex="22pt" style:font-weight-complex="bold"/>
    </style:style>
    <style:style style:name="P5" style:family="paragraph" style:parent-style-name="Default">
      <style:paragraph-properties fo:margin-left="0.635cm" fo:margin-right="0cm" fo:text-align="left" style:justify-single-word="false" fo:text-indent="0cm" style:auto-text-indent="false" style:writing-mode="lr-tb"/>
      <style:text-properties fo:color="#b71c1c" loext:opacity="100%" fo:font-size="16pt" fo:font-weight="bold" officeooo:paragraph-rsid="00034dbf" style:font-size-asian="14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fo:font-size="16pt" style:text-underline-style="none" style:font-size-asian="16pt" style:font-size-complex="16pt"/>
    </style:style>
    <style:style style:name="T4" style:family="text">
      <style:text-properties fo:color="#000000" loext:opacity="100%" fo:font-size="20pt" style:text-underline-style="none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00" loext:opacity="100%" fo:font-size="20pt" style:text-underline-style="none" officeooo:rsid="000494d8" style:font-size-asian="20pt" style:font-size-complex="20pt"/>
    </style:style>
    <style:style style:name="T7" style:family="text">
      <style:text-properties fo:color="#000000" loext:opacity="100%" fo:font-size="20pt" style:text-underline-style="none" officeooo:rsid="000443ab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asáž hýžďového svalstva</text:p>
      <text:p text:style-name="P1"/>
      <text:p text:style-name="P1"/>
      <text:p text:style-name="P1"/>
      <text:p text:style-name="P2"><text:span text:style-name="T1">1.Úvodní tření </text:span><text:span text:style-name="T2"><text:s/></text:span><text:span text:style-name="T3">- </text:span><text:span text:style-name="T4">plochou dlaně</text:span></text:p>
      <text:p text:style-name="P3"/>
      <text:p text:style-name="P2"><text:span text:style-name="T5">2. Hnětení </text:span><text:span text:style-name="T4"><text:s/>- vlnovité ( směrem ven ke kyčli )</text:span></text:p>
      <text:p text:style-name="P3"><text:s text:c="22"/>pěstmi ( stlačování )</text:p>
      <text:p text:style-name="P3"/>
      <text:p text:style-name="P4"><text:span text:style-name="T5">3. Roztírání </text:span><text:span text:style-name="T4">– osmi prsty ( </text:span><text:span text:style-name="T6">šikmo dovnitř – </text:span><text:span text:style-name="T7">nahoru </text:span><text:span text:style-name="T6">a </text:span><text:span text:style-name="T7"><text:s/></text:span><text:span text:style-name="T4">kroužky</text:span><text:span text:style-name="T7"> až ke </text:span><text:span text:style-name="T6">kyčli</text:span><text:span text:style-name="T7"> </text:span><text:span text:style-name="T4"><text:s/>)</text:span></text:p>
      <text:p text:style-name="P3"/>
      <text:p text:style-name="P2"><text:span text:style-name="T5">4. Tepání</text:span><text:span text:style-name="T4"> - <text:s/>pěstmi</text:span></text:p>
      <text:p text:style-name="P3"/>
      <text:p text:style-name="P2"><text:span text:style-name="T5">5. Chvění</text:span><text:span text:style-name="T4"> - <text:s/>vidlicí </text:span></text:p>
      <text:p text:style-name="P3"/>
      <text:p text:style-name="P2"><text:span text:style-name="T8">6. Závěrečné tření </text:span><text:span text:style-name="T4">-</text:span><text:span text:style-name="T8"> </text:span><text:span text:style-name="T4">dolní končetiny zezadu je shodné s úvodním třením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3-19T14:57:20.005246433</meta:creation-date>
    <dc:date>2026-04-12T16:33:39.038311000</dc:date>
    <meta:editing-duration>PT14M19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1" meta:paragraph-count="8" meta:word-count="56" meta:character-count="330" meta:non-whitespace-character-count="251"/>
  </office:meta>
</office:document-meta>
</file>